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</style:style>
    <style:style style:name="gr2" style:family="graphic" style:parent-style-name="standard">
      <style:graphic-properties draw:stroke="none" svg:stroke-color="#000000" draw:fill="none" draw:fill-color="#ffffff" fo:min-height="7.25cm"/>
    </style:style>
    <style:style style:name="gr3" style:family="graphic" style:parent-style-name="standard">
      <style:graphic-properties draw:stroke="none" svg:stroke-color="#000000" draw:fill="none" draw:fill-color="#ffffff" fo:min-height="5.45cm"/>
    </style:style>
    <style:style style:name="gr4" style:family="graphic" style:parent-style-name="standard">
      <style:graphic-properties draw:stroke="none" svg:stroke-color="#000000" draw:fill="none" draw:fill-color="#ffffff" fo:min-height="4.8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gr7" style:family="graphic" style:parent-style-name="standard">
      <style:graphic-properties draw:stroke="none" svg:stroke-color="#000000" draw:fill="none" draw:fill-color="#ffffff" fo:min-height="21.784cm"/>
    </style:style>
    <style:style style:name="P1" style:family="paragraph">
      <style:paragraph-properties style:text-autospace="none"/>
      <style:text-properties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2" style:family="paragraph">
      <style:paragraph-properties style:text-autospace="none"/>
      <style:text-properties fo:color="#3f5fbf"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3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f5fbf"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" style:family="text">
      <style:text-properties fo:color="#7f7f9f"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" style:family="text">
      <style:text-properties fo:font-family="'Times New Roman'" style:font-style-name="Kursiv" style:font-family-generic="roman" style:font-pitch="variable" fo:font-size="12pt" style:font-size-asian="12pt" style:font-size-complex="12pt"/>
    </style:style>
    <style:style style:name="T5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6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7" style:family="text">
      <style:text-properties fo:color="#00000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8" style:family="text">
      <style:text-properties fo:color="#3f7f5f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9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0" style:family="text">
      <style:text-properties fo:color="#6a3e3e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1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12" style:family="text">
      <style:text-properties fo:color="#0000c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13" style:family="text">
      <style:text-properties fo:color="#0000c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6" style:family="text">
      <style:text-properties fo:color="#7f9fbf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17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7.1cm" svg:height="2.225cm" svg:x="2cm" svg:y="2.1cm">
          <draw:text-box>
            <text:p>Operator Precedence Levels.</text:p>
            <text:p/>
            <text:p><text:span text:style-name="T1">Jeg startet med denne tabelen:</text:span></text:p>
          </draw:text-box>
        </draw:frame>
        <draw:frame draw:style-name="gr2" draw:text-style-name="P1" draw:layer="layout" svg:width="17cm" svg:height="7.5cm" svg:x="2.1cm" svg:y="5cm">
          <draw:text-box>
            <text:p text:style-name="P1"><text:span text:style-name="T2">14</text:span><text:span text:style-name="T2"><text:tab/></text:span><text:span text:style-name="T2">:= <text:s/>:</text:span><text:span text:style-name="T3">-</text:span></text:p>
            <text:p text:style-name="P2"><text:span text:style-name="T4">13</text:span><text:span text:style-name="T4"><text:tab/></text:span><text:span text:style-name="T4">OR_ELSE</text:span></text:p>
            <text:p text:style-name="P2"><text:span text:style-name="T4">12</text:span><text:span text:style-name="T4"><text:tab/></text:span><text:span text:style-name="T4">AND_THEN</text:span></text:p>
            <text:p text:style-name="P2"><text:span text:style-name="T4">11</text:span><text:span text:style-name="T4"><text:tab/></text:span><text:span text:style-name="T4">EQV</text:span></text:p>
            <text:p text:style-name="P2"><text:span text:style-name="T4">10</text:span><text:span text:style-name="T4"><text:tab/></text:span><text:span text:style-name="T4">IMP</text:span></text:p>
            <text:p text:style-name="P2"><text:span text:style-name="T4"><text:s text:c="2"/></text:span><text:span text:style-name="T4">9</text:span><text:span text:style-name="T4"><text:tab/></text:span><text:span text:style-name="T4">OR</text:span></text:p>
            <text:p text:style-name="P2"><text:span text:style-name="T4"><text:s text:c="2"/></text:span><text:span text:style-name="T4">8</text:span><text:span text:style-name="T4"><text:tab/></text:span><text:span text:style-name="T4">AND</text:span></text:p>
            <text:p text:style-name="P2"><text:span text:style-name="T4"><text:s text:c="2"/></text:span><text:span text:style-name="T4">7</text:span><text:span text:style-name="T4"><text:tab/></text:span><text:span text:style-name="T4">NOT</text:span></text:p>
            <text:p text:style-name="P2"><text:span text:style-name="T4"><text:s text:c="2"/></text:span><text:span text:style-name="T4">6</text:span><text:span text:style-name="T4"><text:tab/></text:span><text:span text:style-name="T4">&lt; &lt;= &gt; &gt;= = &lt;&gt; == <text:s/>=/= <text:s/>IS <text:s/>IN</text:span></text:p>
            <text:p text:style-name="P1"><text:span text:style-name="T2"><text:s text:c="2"/></text:span><text:span text:style-name="T2">5</text:span><text:span text:style-name="T2"><text:tab/></text:span><text:span text:style-name="T2">+ <text:s text:c="2"/></text:span><text:span text:style-name="T3">-</text:span></text:p>
            <text:p text:style-name="P2"><text:span text:style-name="T4"><text:s text:c="2"/></text:span><text:span text:style-name="T4">4</text:span><text:span text:style-name="T4"><text:tab/></text:span><text:span text:style-name="T4">* <text:s text:c="2"/>/ <text:s text:c="2"/>//</text:span></text:p>
            <text:p text:style-name="P2"><text:span text:style-name="T4"><text:s text:c="2"/></text:span><text:span text:style-name="T4">3</text:span><text:span text:style-name="T4"><text:tab/></text:span><text:span text:style-name="T4">**</text:span></text:p>
            <text:p text:style-name="P1"><text:span text:style-name="T2"><text:s text:c="2"/></text:span><text:span text:style-name="T2">2</text:span><text:span text:style-name="T2"><text:tab/></text:span><text:span text:style-name="T2">unary(+ </text:span><text:span text:style-name="T3">-</text:span><text:span text:style-name="T2">) <text:s text:c="2"/>NOT <text:s text:c="2"/>QUA <text:s text:c="2"/>THIS</text:span></text:p>
            <text:p text:style-name="P2"><text:span text:style-name="T4"><text:s text:c="2"/></text:span><text:span text:style-name="T4">1</text:span><text:span text:style-name="T4"><text:tab/></text:span><text:span text:style-name="T4">. <text:s text:c="3"/>Remote access</text:span></text:p>
          </draw:text-box>
        </draw:frame>
        <draw:frame draw:style-name="gr3" draw:text-style-name="P3" draw:layer="layout" svg:width="18cm" svg:height="6.827cm" svg:x="2cm" svg:y="15cm">
          <draw:text-box>
            <text:p text:style-name="P3"><text:span text:style-name="T5">protected</text:span><text:span text:style-name="T6"> </text:span><text:span text:style-name="T5">static</text:span><text:span text:style-name="T6"> Expression parseSimpleExpression() {</text:span></text:p>
            <text:p text:style-name="P3"><text:span text:style-name="T6"><text:s text:c="4"/></text:span><text:span text:style-name="T5">return</text:span><text:span text:style-name="T6">(</text:span><text:span text:style-name="T7">parseBinaryOperation</text:span><text:span text:style-name="T6">(14)); <text:s/></text:span><text:span text:style-name="T8">// 14: assignment</text:span></text:p>
            <text:p text:style-name="P4"><text:span text:style-name="T5">}</text:span></text:p>
            <text:p text:style-name="P3"><text:span text:style-name="T5"/></text:p>
            <text:p text:style-name="P3"><text:span text:style-name="T5">private</text:span><text:span text:style-name="T9"> </text:span><text:span text:style-name="T5">static</text:span><text:span text:style-name="T9"> Expression parseBinaryOperation(</text:span><text:span text:style-name="T5">final</text:span><text:span text:style-name="T9"> </text:span><text:span text:style-name="T5">int</text:span><text:span text:style-name="T9"> </text:span><text:span text:style-name="T10">level</text:span><text:span text:style-name="T9">) {</text:span></text:p>
            <text:p text:style-name="P3"><text:span text:style-name="T9"><text:s text:c="4"/></text:span><text:span text:style-name="T9">Expression </text:span><text:span text:style-name="T10">expr</text:span><text:span text:style-name="T9">=(</text:span><text:span text:style-name="T10">level</text:span><text:span text:style-name="T9">&gt;0)?</text:span><text:span text:style-name="T11">parseBinaryOperation</text:span><text:span text:style-name="T9">(</text:span><text:span text:style-name="T10">level</text:span><text:span text:style-name="T9">-1):</text:span><text:span text:style-name="T11">parsePrimaryExpression</text:span><text:span text:style-name="T9">();</text:span></text:p>
            <text:p text:style-name="P3"><text:span text:style-name="T9"><text:s text:c="3"/></text:span></text:p>
            <text:p text:style-name="P3"><text:span text:style-name="T9"><text:s text:c="4"/></text:span><text:span text:style-name="T5">while</text:span><text:span text:style-name="T9">(Parser.</text:span><text:span text:style-name="T11">acceptBinaryOperator</text:span><text:span text:style-name="T9">(</text:span><text:span text:style-name="T10">level</text:span><text:span text:style-name="T9">)) {</text:span></text:p>
            <text:p text:style-name="P3"><text:span text:style-name="T9"><text:s text:c="8"/></text:span><text:span text:style-name="T9">KeyWord </text:span><text:span text:style-name="T10">opr</text:span><text:span text:style-name="T9">=Parser.</text:span><text:span text:style-name="T12">prevToken</text:span><text:span text:style-name="T9">.getKeyWord();</text:span></text:p>
            <text:p text:style-name="P3"><text:span text:style-name="T9"><text:s text:c="8"/></text:span><text:span text:style-name="T5">if</text:span><text:span text:style-name="T9">(</text:span><text:span text:style-name="T10">level</text:span><text:span text:style-name="T9">==0) </text:span><text:span text:style-name="T10">expr</text:span><text:span text:style-name="T9">=</text:span><text:span text:style-name="T5">new</text:span><text:span text:style-name="T9"> BinaryOperation(</text:span><text:span text:style-name="T10">expr</text:span><text:span text:style-name="T9">,</text:span><text:span text:style-name="T10">opr</text:span><text:span text:style-name="T9">,</text:span><text:span text:style-name="T11">parsePrimaryExpression</text:span><text:span text:style-name="T9">());</text:span></text:p>
            <text:p text:style-name="P3"><text:span text:style-name="T9"><text:s text:c="8"/></text:span><text:span text:style-name="T5">else</text:span><text:span text:style-name="T9"> </text:span><text:span text:style-name="T5">if</text:span><text:span text:style-name="T9">(</text:span><text:span text:style-name="T10">opr</text:span><text:span text:style-name="T9">==KeyWord.</text:span><text:span text:style-name="T13">ASSIGNVALUE</text:span><text:span text:style-name="T9"> || </text:span><text:span text:style-name="T10">opr</text:span><text:span text:style-name="T9">==KeyWord.</text:span><text:span text:style-name="T13">ASSIGNREF</text:span><text:span text:style-name="T9">)</text:span></text:p>
            <text:p text:style-name="P3"><text:span text:style-name="T9"><text:s text:c="4"/></text:span><text:span text:style-name="T9"><text:tab/></text:span><text:span text:style-name="T9"> <text:s text:c="6"/></text:span><text:span text:style-name="T10">expr</text:span><text:span text:style-name="T9">=</text:span><text:span text:style-name="T5">new</text:span><text:span text:style-name="T9"> BinaryOperation(</text:span><text:span text:style-name="T10">expr</text:span><text:span text:style-name="T9">,</text:span><text:span text:style-name="T10">opr</text:span><text:span text:style-name="T9">,</text:span><text:span text:style-name="T11">parseExpression</text:span><text:span text:style-name="T9">());</text:span></text:p>
            <text:p text:style-name="P3"><text:span text:style-name="T9"><text:s text:c="8"/></text:span><text:span text:style-name="T5">else</text:span><text:span text:style-name="T9"> </text:span><text:span text:style-name="T10">expr</text:span><text:span text:style-name="T9">=</text:span><text:span text:style-name="T5">new</text:span><text:span text:style-name="T9"> BinaryOperation(</text:span><text:span text:style-name="T10">expr</text:span><text:span text:style-name="T9">,</text:span><text:span text:style-name="T10">opr</text:span><text:span text:style-name="T9">,</text:span><text:span text:style-name="T11">parseBinaryOperation</text:span><text:span text:style-name="T9">(</text:span><text:span text:style-name="T10">level</text:span><text:span text:style-name="T9">-1));</text:span></text:p>
            <text:p text:style-name="P4"><text:s text:c="4"/>}</text:p>
            <text:p text:style-name="P3"><text:span text:style-name="T9"><text:s text:c="4"/></text:span><text:span text:style-name="T5">return</text:span><text:span text:style-name="T9">(</text:span><text:span text:style-name="T10">expr</text:span><text:span text:style-name="T9">);</text:span></text:p>
            <text:p text:style-name="P4">}</text:p>
          </draw:text-box>
        </draw:frame>
        <draw:frame draw:style-name="gr4" draw:text-style-name="P5" draw:layer="layout" svg:width="17cm" svg:height="5.1cm" svg:x="2.1cm" svg:y="23cm">
          <draw:text-box>
            <text:p text:style-name="P5"><text:span text:style-name="T14">Dette virka 'nesten bestandig' Jeg fikk bare trøbbel med level 1 og 2.</text:span></text:p>
            <text:p text:style-name="P5"><text:span text:style-name="T14">Jeg har prøvd å bytte om DOT og QUA og trekke ut unary og det bedret situasjonen.</text:span></text:p>
            <text:p text:style-name="P5"><text:span text:style-name="T14"/></text:p>
            <text:p text:style-name="P5"><text:span text:style-name="T14">Men ikke helt.</text:span></text:p>
          </draw:text-box>
        </draw:frame>
        <draw:frame draw:style-name="gr5" draw:text-style-name="P6" draw:layer="layout" svg:width="17cm" svg:height="1.2cm" svg:x="2.1cm" svg:y="13cm">
          <draw:text-box>
            <text:p text:style-name="P6"><text:span text:style-name="T1">Og denne algoritmen:</text:span></text:p>
          </draw:text-box>
        </draw:frame>
      </draw:page>
      <draw:page draw:name="page2" draw:style-name="dp1" draw:master-page-name="Standard">
        <draw:frame draw:style-name="gr6" draw:text-style-name="P6" draw:layer="layout" svg:width="17cm" svg:height="1.8cm" svg:x="2cm" svg:y="2.1cm">
          <draw:text-box>
            <text:p text:style-name="P6"><text:span text:style-name="T1">Til info: parsePrimaryExpression ser slik ut:</text:span></text:p>
          </draw:text-box>
        </draw:frame>
        <draw:frame draw:style-name="gr7" draw:text-style-name="P3" draw:layer="layout" svg:width="19.1cm" svg:height="22.034cm" svg:x="1.2cm" svg:y="3.966cm">
          <draw:text-box>
            <text:p text:style-name="P3"><text:span text:style-name="T5">public</text:span><text:span text:style-name="T9"> </text:span><text:span text:style-name="T5">static</text:span><text:span text:style-name="T9"> Expression parsePrimaryExpression()</text:span></text:p>
            <text:p text:style-name="P3"><text:span text:style-name="T9">{ </text:span><text:span text:style-name="T15">// PrimaryExpression = <text:s/>( Expression ) | Constant | ObjectGenerator</text:span></text:p>
            <text:p text:style-name="P3"><text:span text:style-name="T9"><text:s text:c="2"/></text:span><text:span text:style-name="T15">// <text:s text:c="18"/>| LocalObject | UnaryOperation | Variable | SubscriptedVariable</text:span></text:p>
            <text:p text:style-name="P3"><text:span text:style-name="T9"><text:s text:c="2"/></text:span><text:span text:style-name="T15">//</text:span><text:span text:style-name="T15"><text:tab/></text:span><text:span text:style-name="T15"> <text:s/>Constant = IntegerConstant | RealConstant | CharacterConstant</text:span></text:p>
            <text:p text:style-name="P3"><text:span text:style-name="T15"><text:s text:c="2"/></text:span><text:span text:style-name="T15">// <text:s text:c="12"/>| TextConstant | BooleanConstant | SymbolicValue <text:s/></text:span></text:p>
            <text:p text:style-name="P3"><text:span text:style-name="T15"><text:s text:c="2"/></text:span><text:span text:style-name="T15">//</text:span><text:span text:style-name="T15"><text:tab/></text:span><text:span text:style-name="T15"> <text:s/>BooleanConstant = TRUE | FALSE</text:span></text:p>
            <text:p text:style-name="P3"><text:span text:style-name="T15"><text:s text:c="2"/></text:span><text:span text:style-name="T15">//</text:span><text:span text:style-name="T15"><text:tab/></text:span><text:span text:style-name="T15"> <text:s/>Boolean-secondary = <text:s/>[ NOT ] <text:s/>Boolean-primary <text:s/></text:span></text:p>
            <text:p text:style-name="P3"><text:span text:style-name="T15"><text:s text:c="2"/></text:span><text:span text:style-name="T15">//</text:span><text:span text:style-name="T15"><text:tab/></text:span><text:span text:style-name="T15"> <text:s/>SymbolicValue = NONE | NOTEXT</text:span></text:p>
            <text:p text:style-name="P3"><text:span text:style-name="T15"><text:s text:c="2"/></text:span><text:span text:style-name="T15">//</text:span><text:span text:style-name="T15"><text:tab/></text:span><text:span text:style-name="T15"> <text:s/>LocalObject = THIS ClassIdentifier</text:span></text:p>
            <text:p text:style-name="P3"><text:span text:style-name="T9"><text:s text:c="3"/></text:span></text:p>
            <text:p text:style-name="P3"><text:span text:style-name="T9"><text:s text:c="2"/></text:span><text:span text:style-name="T5">if</text:span><text:span text:style-name="T9"> (Parser.</text:span><text:span text:style-name="T11">accept</text:span><text:span text:style-name="T9">(KeyWord.</text:span><text:span text:style-name="T13">BEGPAR</text:span><text:span text:style-name="T9">)) { Expression </text:span><text:span text:style-name="T10">expr</text:span><text:span text:style-name="T9">=</text:span><text:span text:style-name="T11">parseExpression</text:span><text:span text:style-name="T9">();</text:span></text:p>
            <text:p text:style-name="P3"><text:span text:style-name="T9"><text:s text:c="39"/></text:span><text:span text:style-name="T9">Parser.</text:span><text:span text:style-name="T11">expect</text:span><text:span text:style-name="T9">(KeyWord.</text:span><text:span text:style-name="T13">ENDPAR</text:span><text:span text:style-name="T9">); </text:span><text:span text:style-name="T5">return</text:span><text:span text:style-name="T9">(</text:span><text:span text:style-name="T10">expr</text:span><text:span text:style-name="T9">); }</text:span></text:p>
            <text:p text:style-name="P3"><text:span text:style-name="T9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INTEGERKONST</text:span><text:span text:style-name="T9">)) </text:span><text:span text:style-name="T5">return</text:span><text:span text:style-name="T9">(</text:span><text:span text:style-name="T5">new</text:span></text:p>
            <text:p text:style-name="P3"><text:span text:style-name="T5"><text:s text:c="32"/></text:span><text:span text:style-name="T9"><text:s/></text:span><text:span text:style-name="T9">Constant(Type.</text:span><text:span text:style-name="T13">Integer</text:span><text:span text:style-name="T9">,Parser.</text:span><text:span text:style-name="T12">prevToken</text:span><text:span text:style-name="T9">.getValue()));</text:span></text:p>
            <text:p text:style-name="P3"><text:span text:style-name="T9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REALKONST</text:span><text:span text:style-name="T9">)) </text:span><text:span text:style-name="T5">return</text:span><text:span text:style-name="T9">(</text:span><text:span text:style-name="T5">new</text:span></text:p>
            <text:p text:style-name="P3"><text:span text:style-name="T5"><text:s text:c="32"/></text:span><text:span text:style-name="T9"><text:s/></text:span><text:span text:style-name="T9">Constant(Type.</text:span><text:span text:style-name="T13">LongReal</text:span><text:span text:style-name="T9">,Parser.</text:span><text:span text:style-name="T12">prevToken</text:span><text:span text:style-name="T9">.getValue()));</text:span></text:p>
            <text:p text:style-name="P3"><text:span text:style-name="T9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BOOLEANKONST</text:span><text:span text:style-name="T9">)) </text:span><text:span text:style-name="T5">return</text:span><text:span text:style-name="T9">(</text:span><text:span text:style-name="T5">new</text:span></text:p>
            <text:p text:style-name="P3"><text:span text:style-name="T5"><text:s text:c="32"/></text:span><text:span text:style-name="T9"><text:s/></text:span><text:span text:style-name="T9">Constant(Type.</text:span><text:span text:style-name="T13">Boolean</text:span><text:span text:style-name="T9">,Parser.</text:span><text:span text:style-name="T12">prevToken</text:span><text:span text:style-name="T9">.getValue()));</text:span></text:p>
            <text:p text:style-name="P3"><text:span text:style-name="T9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CHARACTERKONST</text:span><text:span text:style-name="T9">)) </text:span><text:span text:style-name="T5">return</text:span><text:span text:style-name="T9">(</text:span><text:span text:style-name="T5">new</text:span></text:p>
            <text:p text:style-name="P3"><text:span text:style-name="T5"><text:s text:c="32"/></text:span><text:span text:style-name="T9"><text:s/></text:span><text:span text:style-name="T9">Constant(Type.</text:span><text:span text:style-name="T13">Character</text:span><text:span text:style-name="T9">,Parser.</text:span><text:span text:style-name="T12">prevToken</text:span><text:span text:style-name="T9">.getValue()));</text:span></text:p>
            <text:p text:style-name="P3"><text:span text:style-name="T9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TEXTKONST</text:span><text:span text:style-name="T9">)) </text:span><text:span text:style-name="T5">return</text:span><text:span text:style-name="T9">(</text:span><text:span text:style-name="T5">new</text:span></text:p>
            <text:p text:style-name="P3"><text:span text:style-name="T5"><text:s text:c="32"/></text:span><text:span text:style-name="T9"><text:s/></text:span><text:span text:style-name="T9">Constant(Type.</text:span><text:span text:style-name="T13">Text</text:span><text:span text:style-name="T9">,Parser.</text:span><text:span text:style-name="T12">prevToken</text:span><text:span text:style-name="T9">.getValue()));</text:span></text:p>
            <text:p text:style-name="P3"><text:span text:style-name="T9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NONE</text:span><text:span text:style-name="T9">)) </text:span><text:span text:style-name="T5">return</text:span><text:span text:style-name="T9">(</text:span><text:span text:style-name="T5">new</text:span><text:span text:style-name="T9"> Constant(Type.</text:span><text:span text:style-name="T13">Ref</text:span><text:span text:style-name="T9">,</text:span><text:span text:style-name="T5">null</text:span><text:span text:style-name="T9">));</text:span></text:p>
            <text:p text:style-name="P3"><text:span text:style-name="T9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NOTEXT</text:span><text:span text:style-name="T9">)) </text:span><text:span text:style-name="T5">return</text:span><text:span text:style-name="T9">(</text:span><text:span text:style-name="T5">new</text:span><text:span text:style-name="T9"> Constant(Type.</text:span><text:span text:style-name="T13">Text</text:span><text:span text:style-name="T9">,</text:span><text:span text:style-name="T5">null</text:span><text:span text:style-name="T9">));</text:span></text:p>
            <text:p text:style-name="P3"><text:span text:style-name="T9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NEW</text:span><text:span text:style-name="T9">)) </text:span><text:span text:style-name="T5">return</text:span><text:span text:style-name="T9">(ObjectGenerator.</text:span><text:span text:style-name="T11">parse</text:span><text:span text:style-name="T9">()); </text:span><text:span text:style-name="T15">// </text:span><text:span text:style-name="T16">TODO</text:span><text:span text:style-name="T15"> </text:span></text:p>
            <text:p text:style-name="P3"><text:span text:style-name="T9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THIS</text:span><text:span text:style-name="T9">)) </text:span><text:span text:style-name="T5">return</text:span><text:span text:style-name="T9">(LocalObject.</text:span><text:span text:style-name="T11">acceptThisIdentifier</text:span><text:span text:style-name="T9">());</text:span></text:p>
            <text:p text:style-name="P3"><text:span text:style-name="T9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PLUS</text:span><text:span text:style-name="T9">)) </text:span><text:span text:style-name="T5">return</text:span><text:span text:style-name="T9">(</text:span><text:span text:style-name="T11">parseUnaryOperation</text:span><text:span text:style-name="T9">());</text:span></text:p>
            <text:p text:style-name="P3"><text:span text:style-name="T6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MINUS</text:span><text:span text:style-name="T9">)) </text:span><text:span text:style-name="T5">return</text:span><text:span text:style-name="T9">(</text:span><text:span text:style-name="T11">parseUnaryOperation</text:span><text:span text:style-name="T9">());</text:span></text:p>
            <text:p text:style-name="P3"><text:span text:style-name="T6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NOT</text:span><text:span text:style-name="T9">))</text:span></text:p>
            <text:p text:style-name="P3"><text:span text:style-name="T9"><text:tab/></text:span><text:span text:style-name="T9">{ </text:span><text:span text:style-name="T15">// Boolean-secondary = <text:s/>[ NOT ] <text:s/>Boolean-primary</text:span></text:p>
            <text:p text:style-name="P3"><text:span text:style-name="T9"><text:tab/></text:span><text:span text:style-name="T9"> <text:s/></text:span><text:span text:style-name="T9">Expression </text:span><text:span text:style-name="T10">expr</text:span><text:span text:style-name="T9">=</text:span><text:span text:style-name="T11">parseBooleanPrimary</text:span><text:span text:style-name="T9">();</text:span></text:p>
            <text:p text:style-name="P3"><text:span text:style-name="T9"><text:tab/></text:span><text:span text:style-name="T9"> <text:s/></text:span><text:span text:style-name="T10">expr</text:span><text:span text:style-name="T9">=</text:span><text:span text:style-name="T5">new</text:span><text:span text:style-name="T9"> UnaryOperation(KeyWord.</text:span><text:span text:style-name="T13">NOT</text:span><text:span text:style-name="T9">,</text:span><text:span text:style-name="T10">expr</text:span><text:span text:style-name="T9">);</text:span></text:p>
            <text:p text:style-name="P3"><text:span text:style-name="T9"><text:tab/></text:span><text:span text:style-name="T9"> <text:s/></text:span><text:span text:style-name="T5">return</text:span><text:span text:style-name="T9">(</text:span><text:span text:style-name="T10">expr</text:span><text:span text:style-name="T9">);</text:span></text:p>
            <text:p text:style-name="P3"/>
            <text:p text:style-name="P4"><text:tab/>}</text:p>
            <text:p text:style-name="P3"><text:span text:style-name="T6"><text:s text:c="2"/></text:span><text:span text:style-name="T5">else</text:span><text:span text:style-name="T9"> </text:span><text:span text:style-name="T5">if</text:span><text:span text:style-name="T9">(Parser.</text:span><text:span text:style-name="T11">accept</text:span><text:span text:style-name="T9">(KeyWord.</text:span><text:span text:style-name="T13">IF</text:span><text:span text:style-name="T9">))</text:span></text:p>
            <text:p text:style-name="P3"><text:span text:style-name="T9"><text:s text:c="4"/></text:span><text:span text:style-name="T9">{ Expression </text:span><text:span text:style-name="T10">condition</text:span><text:span text:style-name="T9">=</text:span><text:span text:style-name="T11">parseExpression</text:span><text:span text:style-name="T9">();</text:span></text:p>
            <text:p text:style-name="P3"><text:span text:style-name="T9"><text:s text:c="6"/></text:span><text:span text:style-name="T9">Parser.</text:span><text:span text:style-name="T11">expect</text:span><text:span text:style-name="T9">(KeyWord.</text:span><text:span text:style-name="T13">THEN</text:span><text:span text:style-name="T9">); Expression </text:span><text:span text:style-name="T10">thenExpression</text:span><text:span text:style-name="T9">=</text:span><text:span text:style-name="T11">parseSimpleExpression</text:span><text:span text:style-name="T9">();</text:span></text:p>
            <text:p text:style-name="P3"><text:span text:style-name="T9"><text:s text:c="6"/></text:span><text:span text:style-name="T9">Parser.</text:span><text:span text:style-name="T11">expect</text:span><text:span text:style-name="T9">(KeyWord.</text:span><text:span text:style-name="T13">ELSE</text:span><text:span text:style-name="T9">); Expression </text:span><text:span text:style-name="T10">elseExpression</text:span><text:span text:style-name="T9">=</text:span><text:span text:style-name="T11">parseExpression</text:span><text:span text:style-name="T9">();</text:span></text:p>
            <text:p text:style-name="P3"><text:span text:style-name="T9"><text:s text:c="6"/></text:span><text:span text:style-name="T9">Expression </text:span><text:span text:style-name="T10">expr</text:span><text:span text:style-name="T9">=</text:span><text:span text:style-name="T5">new</text:span></text:p>
            <text:p text:style-name="P3"><text:span text:style-name="T5"><text:s text:c="15"/></text:span><text:span text:style-name="T9"><text:s/></text:span><text:span text:style-name="T9">ConditionalExpression(Type.</text:span><text:span text:style-name="T13">Boolean</text:span><text:span text:style-name="T9">,</text:span><text:span text:style-name="T10">condition</text:span><text:span text:style-name="T9">,</text:span><text:span text:style-name="T10">thenExpression</text:span><text:span text:style-name="T9">,</text:span><text:span text:style-name="T10">elseExpression</text:span><text:span text:style-name="T9">);</text:span></text:p>
            <text:p text:style-name="P3"><text:span text:style-name="T9"><text:s text:c="6"/></text:span><text:span text:style-name="T5">if</text:span><text:span text:style-name="T9">(Option.</text:span><text:span text:style-name="T12">TRACE_PARSE</text:span><text:span text:style-name="T9">) Util.</text:span><text:span text:style-name="T11">TRACE</text:span><text:span text:style-name="T9">(</text:span><text:span text:style-name="T17">"Expression: parsePrimaryExpression, result="</text:span><text:span text:style-name="T9">+</text:span><text:span text:style-name="T10">expr</text:span><text:span text:style-name="T9">);</text:span></text:p>
            <text:p text:style-name="P3"><text:span text:style-name="T9"><text:s text:c="6"/></text:span><text:span text:style-name="T5">return</text:span><text:span text:style-name="T9">(</text:span><text:span text:style-name="T10">expr</text:span><text:span text:style-name="T9">);</text:span></text:p>
            <text:p text:style-name="P4"><text:s text:c="4"/>}</text:p>
            <text:p text:style-name="P3"><text:span text:style-name="T9"><text:s text:c="2"/></text:span><text:span text:style-name="T5">else</text:span></text:p>
            <text:p text:style-name="P3"><text:span text:style-name="T9"><text:s text:c="4"/></text:span><text:span text:style-name="T9">{ String </text:span><text:span text:style-name="T10">ident</text:span><text:span text:style-name="T9">=</text:span><text:span text:style-name="T11">acceptIdentifier</text:span><text:span text:style-name="T9">();</text:span></text:p>
            <text:p text:style-name="P3"><text:span text:style-name="T9"><text:s text:c="6"/></text:span><text:span text:style-name="T5">if</text:span><text:span text:style-name="T9">(</text:span><text:span text:style-name="T10">ident</text:span><text:span text:style-name="T9">!=</text:span><text:span text:style-name="T5">null</text:span><text:span text:style-name="T9">) </text:span><text:span text:style-name="T5">return</text:span><text:span text:style-name="T9">(Variable.</text:span><text:span text:style-name="T11">parse</text:span><text:span text:style-name="T9">(</text:span><text:span text:style-name="T10">ident</text:span><text:span text:style-name="T9">));</text:span></text:p>
            <text:p text:style-name="P3"><text:span text:style-name="T9"><text:s text:c="6"/></text:span><text:span text:style-name="T5">return</text:span><text:span text:style-name="T9">(</text:span><text:span text:style-name="T5">null</text:span><text:span text:style-name="T9">);</text:span></text:p>
            <text:p text:style-name="P4"><text:s text:c="4"/>}</text:p>
            <text:p text:style-name="P4">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Øystein Myhre Andersen</meta:initial-creator>
    <meta:creation-date>2018-05-06T12:04:03.20</meta:creation-date>
    <dc:date>2018-05-06T12:39:51.69</dc:date>
    <dc:creator>Øystein Myhre Andersen</dc:creator>
    <meta:editing-duration>PT3M24S</meta:editing-duration>
    <meta:editing-cycles>2</meta:editing-cycles>
    <meta:generator>OpenOffice/4.1.5$Win32 OpenOffice.org_project/415m1$Build-9789</meta:generator>
    <meta:document-statistic meta:object-count="7"/>
  </office:meta>
</office:document-meta>
</file>